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  <style:style style:name="T5" style:family="text">
      <style:text-properties style:text-line-through-style="none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3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5</text:p>
      <text:p text:style-name="P5">Number of Sheets<text:tab/><text:tab/><text:tab/><text:tab/>2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aques J. Lyon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3">[Note: The number "16" is written in pencil and circled in the top right corner of the page.]</text:p>
      <text:p text:style-name="P2">A few words delivered on [Hebrew] Subse-/</text:p>
      <text:p text:style-name="P2">-quent to the burial of the Rev<text:span text:style-name="T2">d</text:span><text:span text:style-name="T3">. J. J. Lyons of N. Y./</text:span></text:p>
      <text:p text:style-name="P3"><text:span text:style-name="T3">Brethren! <text:s/>It is due to departed worth that a meed of/ praise be bestowed therefrom. <text:s/>I will be brief and truthful/ Jaques J. Lyons has just been summoned before that bar/ of justice, where the verdict is pronounced not according/ to circumstantial evidence, but according to an inffallible[sic!]/ record made of man's honest intentions. <text:s/>Believing so,/ I bear the joyful conviction that the servant of Israel's/ God will be awarded a high seat "in the sphere of the/ holy and pure" [Hebrew]. <text:s/>Called, while/ still a youth, to fill the position of Reader in a very influen-/-tial Sephardic congregation, he discharge the various/ duties attending his calling most acceptably and conscien-/-tiously. <text:s/>During a series of years, the manner in which/ my former colleague chanted the Hebrew melodies, and his/ demeanour at the sacred desk, formed the topic of/ familiar conversation among the numerous attendants at/ the synagogue in the principal city of this land, and gave/ the young minister an enviable reputation./ <text:s/>But "temporu mutantur" is the Latin saying:/</text:span></text:p>
      <text:p text:style-name="P3"><text:span text:style-name="T3"/></text:p>
      <text:p text:style-name="P3"><text:span text:style-name="T3">[Page 2]</text:span></text:p>
      <text:p text:style-name="P3"><text:span text:style-name="T3">And he is wise, who alive to that fact, endeavours/ to make newly-arisen circumstances harmonize as closely/ as it is possible with the cherished ideas of the past./ <text:s/>In the possession of that wisdom, my revered colleague/ was wanting. <text:s/>He failed to perceive that what was/ wont to create ecstatic pleasure in the fathers, had/ become vapid to the children's taste. <text:s/>He might, if/ had early so determined, have </text:span><text:soft-page-break/><text:span text:style-name="T3">effected the reconciliation/ of two opposites, greatly to his own credit, and to the/ lasting benefit of Judaism. <text:s/>But, constitutionally, he/ could view matters only from his own stand-point, con-/-sequently his good working was shorn of much that might/ have increased its utility. <text:s/>He did not realize that/ to prevent the breakers ahead carrying everything before/ them, the lashing of the sea with a shepherd's crook/ would be profitless, that a well-grounded and high/ bank must be set up for that purpose, but he con-/-sidered such an undertaking of little or no advantage./ <text:s/>He trusted in Providence, and in his own personal character/ for the continuance of historical Judaism, and made not/ the strenuous effort demanded for its permanent pre-/-servation. <text:s/>In other words: Thy deceased colaborer/</text:span></text:p>
      <text:p text:style-name="P3"><text:span text:style-name="T3"/></text:p>
      <text:p text:style-name="P3"><text:span text:style-name="T3">[Page 3]</text:span></text:p>
      <text:p text:style-name="P3"><text:span text:style-name="T3">never realized the full importance of pulpit and college/ to stem the torrent of skepticism, and redeem from destruction/ Law and traditions./</text:span></text:p>
      <text:p text:style-name="P3"><text:span text:style-name="T3">Having said this simply in deference to Truth, I will now/ repeat that the Hazan of the Sheareth Israel Congre-/-gation of New York challenges universal regard for/ the religious consistency of his conduct, during a ministerial/ career lasting over 40 years. <text:s/>+. <text:s/>While defection surrounded/ him on all sides, he remained constant alike to the prin-/-ciples of the faith, and to the time-honored customs of/ the fathers. <text:s/>He peculiarly delighted in the service/ tendered to God at the synagogue, and notwithstanding/ failing health, he would be always found in the holy/ shrines glowing with ardor, while singing the ancient/ hymns of the Spanish and Portuguese liturgy. <text:s/>Those/ under his immediate ministration, are of one mind re-/-garding the pathos he imparted to funeral rites, and/ the solemnity which his voice and words added to the/ marriage ceremony. <text:s/>Slight as my acquaintance/ with the reverend gentleman was, I can nevertheless testify/</text:span></text:p>
      <text:p text:style-name="P3"><text:span text:style-name="T3"/></text:p>
      <text:p text:style-name="P3"><text:span text:style-name="T3">+ Two years he officiated in Richmond Va, and/ thirty eight in New York./</text:span></text:p>
      <text:p text:style-name="P3"><text:span text:style-name="T3"/></text:p>
      <text:p text:style-name="P3"><text:span text:style-name="T3">[Page 4]</text:span></text:p>
      <text:p text:style-name="P3"><text:span text:style-name="T3">to a trait in his character always deserving com-/-mendation. <text:s/>He would hospitably entertain the stranger;/ and the few times which I, on some extraordinary occasion,/ happened to be absent from my home and congregation,/ and I visited either his place of worship or his residence,/ he would not suffer me to leave, without my having/ first sat at his generous board./</text:span></text:p>
      <text:p text:style-name="P3"><text:span text:style-name="T3">But a monument to his memory on which all who/ love our belief must look with veneration is pastoral/ dignity, which he so becomingly upheld. <text:s/>He felt/ that to swerve even once from the path of moral/ rectitude, would have been to lower the standard of/ those whose good shepherd he had vowed to become,/ and cast therewithal shame upon the Hebrew race./ <text:s/>Led by that wholesome thought, he kept uncorrupt/ amidst seething corruption. <text:s/>Not even a shadow of/ suspicion rested on his reputation, while the shifting/ and shuffling and capering of newly ordained ministers;/ aye: of time serving, money loving cormorants disgraced/ the name they bore, and [?] the age with religion/ and its representatives. <text:s/>J. J. Lyons may not/ have been endowed with mental capacities to shine/</text:span></text:p>
      <text:p text:style-name="P3"><text:span text:style-name="T3"/></text:p>
      <text:p text:style-name="P3"><text:span text:style-name="T3">[Page 5]</text:span></text:p>
      <text:p text:style-name="P3"><text:span text:style-name="T3">in oratory or to make his mark as a college-/professor, but if he preached little and taught only/ rudiments, his every day's life instructed young and old;/ it practically showed the way </text:span><text:span text:style-name="T4">of</text:span><text:span text:style-name="T5"> a Jew must pursue,/ if he wishes to honor his people and sanctify his God./ <text:s/>Purity my co-worker wore as his habitual gar-/-ment, honesty became the girdle wherewith he/ fastened his loins. <text:s/>May He who abides in/ purity, and bids honesty weave crown for His glo-/-rious Divinity, call to happiness his servant, the/ son of This handmaid. <text:s/>May the minister of "the/ remnant of Israel" hear angels attune their voices/ to rehearse his social and domestic virtues, as he in/ the ardency of religiousness made the Synagogue resound/ with the praises of the Most High. <text:s/>And may the con-/-solation which he afforded the bereaved and afflicted,/ while in the discharge of his duties, gain lasting/ comfort to his distressed </text:span><text:soft-page-break/><text:span text:style-name="T5">widow, to his sons and/ daughter, and the congregation he faithfully served./ <text:s/>Brethren! rise and let us us[sic!] offer the prayer of/ our ritual for the repose of the pious dead./ <text:s/>(The long Hashcabah followed)/</text:span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11:58:13.95</meta:creation-date>
    <meta:document-statistic meta:table-count="0" meta:image-count="0" meta:object-count="0" meta:page-count="4" meta:paragraph-count="76" meta:word-count="1136" meta:character-count="7208"/>
    <dc:date>2012-11-14T12:21:15.88</dc:date>
    <meta:editing-duration>PT5M7S</meta:editing-duration>
    <meta:editing-cycles>1</meta:editing-cycles>
    <meta:generator>OpenOffice.org/3.4.1$Win32 OpenOffice.org_project/341m1$Build-9593</meta:generator>
  </office:meta>
</office:document-meta>
</file>